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OLELinks/_1415458630" manifest:media-type="application/vnd.sun.star.oleobject"/>
  <manifest:file-entry manifest:full-path="content.xml" manifest:media-type="text/xml"/>
  <manifest:file-entry manifest:full-path="styles.xml" manifest:media-type="text/xml"/>
  <manifest:file-entry manifest:full-path="Pictures/1000000000000F810000059018F90BD826665EDC.jpg" manifest:media-type="image/jpe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Albany AMT" svg:font-family="'Albany AMT', Albany, Arial, 'Nimbus Sans L', 'Bitstream Vera Sans', Helvetica, Lucida, Geneva, Helmet, 'Andale Sans UI', 'Arial Unicode MS', 'Lucida Sans Unicode', Tahoma, sans-serif"/>
    <style:font-face style:name="Courier New" svg:font-family="'Courier New'" style:font-family-generic="modern"/>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Ubuntu" svg:font-family="Ubuntu"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au1" style:family="table" style:master-page-name="Standard">
      <style:table-properties style:width="16.397cm" fo:margin-left="-0.199cm" style:page-number="auto" fo:break-before="page" table:align="left" style:writing-mode="lr-tb"/>
    </style:style>
    <style:style style:name="Tableau1.A" style:family="table-column">
      <style:table-column-properties style:column-width="8.19cm"/>
    </style:style>
    <style:style style:name="Tableau1.B" style:family="table-column">
      <style:table-column-properties style:column-width="8.207cm"/>
    </style:style>
    <style:style style:name="Tableau1.1" style:family="table-row">
      <style:table-row-properties fo:keep-together="auto"/>
    </style:style>
    <style:style style:name="Tableau1.A1" style:family="table-cell">
      <style:table-cell-properties style:vertical-align="top" fo:padding-left="0.123cm" fo:padding-right="0.123cm" fo:padding-top="0cm" fo:padding-bottom="0cm" fo:border="0.5pt solid #000000" style:writing-mode="lr-tb"/>
    </style:style>
    <style:style style:name="Tableau1.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B2" style:family="table-cell">
      <style:table-cell-properties style:vertical-align="top" fo:padding-left="0.191cm" fo:padding-right="0.191cm" fo:padding-top="0cm" fo:padding-bottom="0cm" fo:border="0.5pt solid #000000" style:writing-mode="lr-tb"/>
    </style:style>
    <style:style style:name="P1" style:family="paragraph" style:parent-style-name="Header">
      <style:paragraph-properties fo:text-align="center" style:justify-single-word="false"/>
    </style:style>
    <style:style style:name="P2" style:family="paragraph" style:parent-style-name="Footer">
      <style:paragraph-properties fo:text-align="end" style:justify-single-word="false"/>
    </style:style>
    <style:style style:name="P3" style:family="paragraph" style:parent-style-name="Standard">
      <style:paragraph-properties fo:margin-top="0.212cm" fo:margin-bottom="0cm" loext:contextual-spacing="false"/>
      <style:text-properties style:font-name="Ubuntu"/>
    </style:style>
    <style:style style:name="P4" style:family="paragraph" style:parent-style-name="Standard">
      <style:paragraph-properties fo:margin-top="0.212cm" fo:margin-bottom="0cm" loext:contextual-spacing="false" fo:text-align="center" style:justify-single-word="false"/>
      <style:text-properties style:font-name="Ubuntu"/>
    </style:style>
    <style:style style:name="P5" style:family="paragraph" style:parent-style-name="Standard">
      <style:paragraph-properties fo:margin-top="0.212cm" fo:margin-bottom="0cm" loext:contextual-spacing="false"/>
      <style:text-properties style:font-name="Ubuntu" officeooo:paragraph-rsid="0071fadb"/>
    </style:style>
    <style:style style:name="P6" style:family="paragraph" style:parent-style-name="Standard">
      <style:paragraph-properties fo:margin-top="0.212cm" fo:margin-bottom="0cm" loext:contextual-spacing="false"/>
      <style:text-properties style:font-name="Ubuntu" fo:font-size="10pt" officeooo:rsid="00b9fec3" officeooo:paragraph-rsid="00b9fec3" style:font-size-asian="10pt" style:font-size-complex="10pt"/>
    </style:style>
    <style:style style:name="P7" style:family="paragraph" style:parent-style-name="Standard">
      <style:paragraph-properties fo:margin-top="0.212cm" fo:margin-bottom="0cm" loext:contextual-spacing="false"/>
      <style:text-properties style:font-name="Ubuntu" fo:font-size="10pt" officeooo:rsid="00bf5fcf" officeooo:paragraph-rsid="00bf5fcf" style:font-size-asian="10pt" style:font-size-complex="10pt"/>
    </style:style>
    <style:style style:name="P8" style:family="paragraph" style:parent-style-name="Standard">
      <style:paragraph-properties fo:margin-top="0.212cm" fo:margin-bottom="0cm" loext:contextual-spacing="false"/>
      <style:text-properties style:font-name="Ubuntu" fo:font-size="14pt" fo:font-weight="bold" officeooo:rsid="00b9fec3" officeooo:paragraph-rsid="00b9fec3" style:font-size-asian="14pt" style:font-weight-asian="bold" style:font-size-complex="14pt" style:font-weight-complex="bold"/>
    </style:style>
    <style:style style:name="P9" style:family="paragraph" style:parent-style-name="Standard" style:master-page-name="">
      <style:paragraph-properties fo:margin-top="0.212cm" fo:margin-bottom="0cm" loext:contextual-spacing="false" style:page-number="auto" fo:break-before="auto" fo:break-after="auto"/>
      <style:text-properties style:font-name="Ubuntu" style:font-name-complex="Arial"/>
    </style:style>
    <style:style style:name="P10" style:family="paragraph" style:parent-style-name="Standard" style:list-style-name="L1">
      <style:paragraph-properties fo:margin-top="0.212cm" fo:margin-bottom="0cm" loext:contextual-spacing="false"/>
      <style:text-properties style:font-name="Ubuntu" fo:font-size="10pt" officeooo:rsid="00b9fec3" officeooo:paragraph-rsid="00b9fec3" style:font-size-asian="10pt" style:font-size-complex="10pt"/>
    </style:style>
    <style:style style:name="P11" style:family="paragraph" style:parent-style-name="Standard" style:list-style-name="L1">
      <style:paragraph-properties fo:margin-top="0.212cm" fo:margin-bottom="0cm" loext:contextual-spacing="false"/>
      <style:text-properties style:font-name="Ubuntu" fo:font-size="10pt" officeooo:rsid="00baa4c1" officeooo:paragraph-rsid="00baa4c1" style:font-size-asian="10pt" style:font-size-complex="10pt"/>
    </style:style>
    <style:style style:name="P12" style:family="paragraph" style:parent-style-name="Standard" style:list-style-name="L1">
      <style:paragraph-properties fo:margin-top="0.212cm" fo:margin-bottom="0cm" loext:contextual-spacing="false"/>
      <style:text-properties style:font-name="Ubuntu" fo:font-size="10pt" officeooo:rsid="00bbaf38" officeooo:paragraph-rsid="00bbaf38" style:font-size-asian="10pt" style:font-size-complex="10pt"/>
    </style:style>
    <style:style style:name="P13" style:family="paragraph" style:parent-style-name="Standard" style:list-style-name="L1">
      <style:paragraph-properties fo:margin-top="0.212cm" fo:margin-bottom="0cm" loext:contextual-spacing="false"/>
      <style:text-properties style:font-name="Ubuntu" fo:font-size="10pt" officeooo:rsid="00bbaf38" officeooo:paragraph-rsid="00bf896f" style:font-size-asian="10pt" style:font-size-complex="10pt"/>
    </style:style>
    <style:style style:name="P14" style:family="paragraph" style:parent-style-name="Standard" style:list-style-name="L1">
      <style:paragraph-properties fo:margin-top="0.212cm" fo:margin-bottom="0cm" loext:contextual-spacing="false"/>
      <style:text-properties style:font-name="Ubuntu" fo:font-size="10pt" officeooo:rsid="00bbc13d" officeooo:paragraph-rsid="00bbc13d" style:font-size-asian="10pt" style:font-size-complex="10pt"/>
    </style:style>
    <style:style style:name="P15" style:family="paragraph" style:parent-style-name="Standard" style:list-style-name="L1">
      <style:paragraph-properties fo:margin-top="0.212cm" fo:margin-bottom="0cm" loext:contextual-spacing="false"/>
      <style:text-properties style:font-name="Ubuntu" fo:font-size="10pt" officeooo:rsid="00bbc13d" officeooo:paragraph-rsid="00bf5fcf" style:font-size-asian="10pt" style:font-size-complex="10pt"/>
    </style:style>
    <style:style style:name="P16" style:family="paragraph" style:parent-style-name="Standard" style:list-style-name="L1">
      <style:paragraph-properties fo:margin-top="0.212cm" fo:margin-bottom="0cm" loext:contextual-spacing="false"/>
      <style:text-properties style:font-name="Ubuntu" fo:font-size="10pt" officeooo:rsid="00bdb741" officeooo:paragraph-rsid="00be25db" style:font-size-asian="10pt" style:font-size-complex="10pt"/>
    </style:style>
    <style:style style:name="P17" style:family="paragraph" style:parent-style-name="Standard" style:list-style-name="L1">
      <style:paragraph-properties fo:margin-top="0.212cm" fo:margin-bottom="0cm" loext:contextual-spacing="false"/>
      <style:text-properties style:font-name="Ubuntu" fo:font-size="10pt" officeooo:rsid="00bdb741" officeooo:paragraph-rsid="00bdb741" style:font-size-asian="10pt" style:font-size-complex="10pt"/>
    </style:style>
    <style:style style:name="P18" style:family="paragraph" style:parent-style-name="Standard" style:list-style-name="L1">
      <style:paragraph-properties fo:margin-top="0.212cm" fo:margin-bottom="0cm" loext:contextual-spacing="false"/>
      <style:text-properties style:font-name="Ubuntu" fo:font-size="10pt" officeooo:rsid="00be25db" officeooo:paragraph-rsid="00be25db" style:font-size-asian="10pt" style:font-size-complex="10pt"/>
    </style:style>
    <style:style style:name="P19" style:family="paragraph" style:parent-style-name="Standard" style:list-style-name="L1">
      <style:paragraph-properties fo:margin-top="0.212cm" fo:margin-bottom="0cm" loext:contextual-spacing="false"/>
      <style:text-properties style:font-name="Ubuntu" fo:font-size="10pt" officeooo:rsid="00c25c11" officeooo:paragraph-rsid="00c25c11" style:font-size-asian="10pt" style:font-size-complex="10pt"/>
    </style:style>
    <style:style style:name="P20" style:family="paragraph" style:parent-style-name="Standard" style:list-style-name="L1">
      <style:paragraph-properties fo:margin-top="0.212cm" fo:margin-bottom="0cm" loext:contextual-spacing="false"/>
      <style:text-properties style:font-name="Ubuntu" fo:font-size="10pt" officeooo:rsid="00c3d4d4" officeooo:paragraph-rsid="00c3d4d4" style:font-size-asian="10pt" style:font-size-complex="10pt"/>
    </style:style>
    <style:style style:name="P21" style:family="paragraph" style:parent-style-name="Standard" style:list-style-name="L1">
      <style:paragraph-properties fo:margin-top="0.212cm" fo:margin-bottom="0cm" loext:contextual-spacing="false"/>
      <style:text-properties officeooo:paragraph-rsid="00c10864"/>
    </style:style>
    <style:style style:name="T1" style:family="text">
      <style:text-properties fo:font-size="14pt" fo:font-weight="bold" style:font-size-asian="14pt" style:font-weight-asian="bold" style:font-name-complex="Arial" style:font-size-complex="14pt"/>
    </style:style>
    <style:style style:name="T2" style:family="text">
      <style:text-properties fo:font-size="14pt" fo:font-weight="bold" officeooo:rsid="0061e1aa" style:font-size-asian="14pt" style:font-weight-asian="bold" style:font-name-complex="Arial" style:font-size-complex="14pt"/>
    </style:style>
    <style:style style:name="T3" style:family="text">
      <style:text-properties fo:font-size="14pt" fo:font-weight="bold" officeooo:rsid="005417fc" style:font-size-asian="14pt" style:font-weight-asian="bold" style:font-name-complex="Arial" style:font-size-complex="14pt"/>
    </style:style>
    <style:style style:name="T4" style:family="text">
      <style:text-properties fo:font-size="14pt" fo:font-weight="bold" officeooo:rsid="007ccba3" style:font-size-asian="14pt" style:font-weight-asian="bold" style:font-name-complex="Arial" style:font-size-complex="14pt"/>
    </style:style>
    <style:style style:name="T5" style:family="text">
      <style:text-properties fo:font-size="14pt" fo:font-weight="bold" officeooo:rsid="00bf5fcf" style:font-size-asian="14pt" style:font-weight-asian="bold" style:font-name-complex="Arial" style:font-size-complex="14pt"/>
    </style:style>
    <style:style style:name="T6" style:family="text">
      <style:text-properties style:font-name-complex="Arial"/>
    </style:style>
    <style:style style:name="T7" style:family="text">
      <style:text-properties officeooo:rsid="00267b42" style:font-name-complex="Arial"/>
    </style:style>
    <style:style style:name="T8" style:family="text">
      <style:text-properties officeooo:rsid="00363a6c" style:font-name-complex="Arial"/>
    </style:style>
    <style:style style:name="T9" style:family="text">
      <style:text-properties officeooo:rsid="007752a8" style:font-name-complex="Arial"/>
    </style:style>
    <style:style style:name="T10" style:family="text">
      <style:text-properties officeooo:rsid="009f7e01" style:font-name-complex="Arial"/>
    </style:style>
    <style:style style:name="T11" style:family="text">
      <style:text-properties officeooo:rsid="00b9fec3" style:font-name-complex="Arial"/>
    </style:style>
    <style:style style:name="T12" style:family="text">
      <style:text-properties officeooo:rsid="00bbc13d"/>
    </style:style>
    <style:style style:name="T13" style:family="text">
      <style:text-properties officeooo:rsid="00be25db"/>
    </style:style>
    <style:style style:name="T14" style:family="text">
      <style:text-properties officeooo:rsid="00bf5fcf"/>
    </style:style>
    <style:style style:name="T15" style:family="text">
      <style:text-properties fo:font-weight="bold"/>
    </style:style>
    <style:style style:name="T16" style:family="text">
      <style:text-properties fo:font-style="italic"/>
    </style:style>
    <style:style style:name="T17" style:family="text">
      <style:text-properties style:font-name="Ubuntu" fo:font-size="10pt" officeooo:rsid="00baa4c1" style:font-size-asian="10pt" style:font-size-complex="10pt"/>
    </style:style>
    <style:style style:name="T18" style:family="text">
      <style:text-properties style:font-name="Ubuntu" fo:font-size="10pt" officeooo:rsid="00c10864" style:font-size-asian="10pt" style:font-size-complex="10pt"/>
    </style:style>
    <style:style style:name="T19" style:family="text">
      <style:text-properties officeooo:rsid="00c10864"/>
    </style:style>
    <style:style style:name="T20" style:family="text">
      <style:text-properties officeooo:rsid="00c25c11"/>
    </style:style>
    <style:style style:name="T21" style:family="text">
      <style:text-properties officeooo:rsid="00c3d4d4"/>
    </style:style>
    <style:style style:name="T22" style:family="text"/>
    <style:style style:name="fr1"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1" table:style-name="Tableau1">
        <table:table-column table:style-name="Tableau1.A"/>
        <table:table-column table:style-name="Tableau1.B"/>
        <table:table-row table:style-name="Tableau1.1">
          <table:table-cell table:style-name="Tableau1.A1" table:number-columns-spanned="2" office:value-type="string">
            <text:p text:style-name="P4"><text:span text:style-name="T1">Fiche d’</text:span><text:span text:style-name="T4">investigation</text:span><text:span text:style-name="T2"> </text:span><text:span text:style-name="T1">N°</text:span><text:span text:style-name="T3">2</text:span><text:span text:style-name="T5">9</text:span></text:p>
          </table:table-cell>
          <table:covered-table-cell/>
        </table:table-row>
        <table:table-row table:style-name="Tableau1.1">
          <table:table-cell table:style-name="Tableau1.A2" office:value-type="string">
            <text:p text:style-name="P3"><text:span text:style-name="T6">Date d’ouverture : </text:span><text:span text:style-name="T11">1</text:span><text:span text:style-name="T10">2</text:span><text:span text:style-name="T9">/</text:span><text:span text:style-name="T10">10</text:span><text:span text:style-name="T7">/201</text:span><text:span text:style-name="T8">6</text:span></text:p>
          </table:table-cell>
          <table:table-cell table:style-name="Tableau1.B2" office:value-type="string">
            <text:p text:style-name="P5"><text:span text:style-name="T6">Date de clôture : <text:s text:c="20"/> 4</text:span><text:bookmark text:name="_1418046982"/><text:bookmark text:name="_1415458630"/><text:bookmark text:name="_1410177184"/><text:bookmark text:name="_1410176768"/><field:fieldmark-start text:name="__Fieldmark__69_1757004631" field:type="vnd.oasis.opendocument.field.UNHANDLED"><field:param field:name="vnd.oasis.opendocument.field.code" field:value=" LINK Excel.Sheet.8 &quot;E:\\SCAO\\Projet SCAO\\Anomalies\\Gestion des anomalies.xls&quot; &quot;Feuil1!L5C4&quot; \a \f 4 \r  \* MERGEFORMAT "/><field:param field:name="vnd.oasis.opendocument.field.id" field:value="56"/><field:param field:name="vnd.oasis.opendocument.field.ole" field:value="_1415458630"/></field:fieldmark-start><field:fieldmark-end/></text:p>
          </table:table-cell>
        </table:table-row>
        <table:table-row table:style-name="Tableau1.1">
          <table:table-cell table:style-name="Tableau1.B2" table:number-columns-spanned="2" office:value-type="string">
            <text:p text:style-name="P7">Cette fiche a été rédigée à la suite de ma visite à la cité le 11/10/2016</text:p>
            <text:p text:style-name="P8">Fabrication CI – CMS</text:p>
            <text:p text:style-name="P6">Les étapes :</text:p>
            <text:list xml:id="list6022951411908849778" text:style-name="L1">
              <text:list-item>
                <text:p text:style-name="P10">kicad :</text:p>
                <text:list>
                  <text:list-item>
                    <text:p text:style-name="P10">Schéma électrique (eschema)</text:p>
                  </text:list-item>
                  <text:list-item>
                    <text:p text:style-name="P10">Routage (Pcbnew)</text:p>
                  </text:list-item>
                  <text:list-item>
                    <text:p text:style-name="P10">Préparation <text:span text:style-name="T20">des fichiers gerber pour la </text:span>cde S/T</text:p>
                  </text:list-item>
                </text:list>
              </text:list-item>
              <text:list-item>
                <text:p text:style-name="P21"><text:span text:style-name="T17">S/T : CI + stencil, </text:span><text:span text:style-name="T18">l</text:span>e terme <text:span text:style-name="T15">stencil </text:span>signifie « <text:a xlink:type="simple" xlink:href="https://fr.wikipedia.org/wiki/Pochoir" text:style-name="Internet_20_link" text:visited-style-name="Visited_20_Internet_20_Link"><text:span text:style-name="T16">pochoir</text:span></text:a> » en <text:a xlink:type="simple" xlink:href="https://fr.wikipedia.org/wiki/Anglais" text:style-name="Internet_20_link" text:visited-style-name="Visited_20_Internet_20_Link">anglais</text:a> . <text:span text:style-name="T19">Il permet d’appliquer la pâte à braser aux emplacements prévus pour recevoir les composants. C’est ensuite le passage au four qui réalisera la brasage </text:span><text:a xlink:type="simple" xlink:href="https://fr.wikipedia.org/wiki/Brasage" text:style-name="Internet_20_link" text:visited-style-name="Visited_20_Internet_20_Link"><text:span text:style-name="T19">https://fr.wikipedia.org/wiki/Brasage</text:span></text:a></text:p>
              </text:list-item>
              <text:list-item>
                <text:p text:style-name="P11">Cité de l’objet connecté :</text:p>
                <text:list>
                  <text:list-item>
                    <text:p text:style-name="P11">Sérigraphie – CIF <text:a xlink:type="simple" xlink:href="http://cif.fr/en/" text:style-name="Internet_20_link" text:visited-style-name="Visited_20_Internet_20_Link">http://cif.fr/en/</text:a> + binoculaire</text:p>
                    <text:list>
                      <text:list-item>
                        <text:p text:style-name="P12">Superposition du CI et du stencil</text:p>
                      </text:list-item>
                      <text:list-item>
                        <text:p text:style-name="P12">Pâte à braser (application avec la raclette)</text:p>
                      </text:list-item>
                    </text:list>
                  </text:list-item>
                  <text:list-item>
                    <text:p text:style-name="P13">Pose des composants avec la machine « essemtec » <text:a xlink:type="simple" xlink:href="http://www.essemtec.com/" text:style-name="Internet_20_link" text:visited-style-name="Visited_20_Internet_20_Link">http://www.essemtec.com/</text:a>, <text:span text:style-name="T12">c’est un système de placement expert conçu pour le prototypage de petite série, il est équipé principalement, d’un magasin rotatif de composants, d’une pompe, d’une caméra, d’un écran et d’un dispositif pour accueillir le CI.</text:span></text:p>
                    <text:list>
                      <text:list-item>
                        <text:p text:style-name="P14">Installer le CI</text:p>
                      </text:list-item>
                      <text:list-item>
                        <text:p text:style-name="P14">Préparer les composants <text:span text:style-name="T14">dans les compartiments numérotés du magasin</text:span></text:p>
                      </text:list-item>
                      <text:list-item>
                        <text:p text:style-name="P15">A l’aide de la pompe prélever le composant pour ensuite le positionner et l’appliquer avec l’aide de l’<text:span text:style-name="T14">écran connecté à l</text:span>a caméra. <text:span text:style-name="T14">Répéter la même opération pour chaque composant.</text:span></text:p>
                      </text:list-item>
                    </text:list>
                  </text:list-item>
                  <text:list-item>
                    <text:p text:style-name="P16">Brasage (chauffe) dans un four de « brasage phase vapeur » ASSCON VP450 <text:a xlink:type="simple" xlink:href="http://www.asscon.de/" text:style-name="Internet_20_link" text:visited-style-name="Visited_20_Internet_20_Link"><text:span text:style-name="T13">http://www.asscon.de/</text:span></text:a><text:span text:style-name="T13"> </text:span>automatique.</text:p>
                  </text:list-item>
                </text:list>
              </text:list-item>
              <text:list-item>
                <text:p text:style-name="P17">Recommandations :</text:p>
                <text:list>
                  <text:list-item>
                    <text:p text:style-name="P17">pour le stencil :</text:p>
                    <text:list>
                      <text:list-item>
                        <text:p text:style-name="P17"><text:s/>utiliser de la tôle 130 microns mètre <text:span text:style-name="T20">(inox)</text:span></text:p>
                      </text:list-item>
                      <text:list-item>
                        <text:p text:style-name="P17">fabriquer en découpe laser avec des machines spéciales</text:p>
                      </text:list-item>
                    </text:list>
                  </text:list-item>
                  <text:list-item>
                    <text:p text:style-name="P17">pour partager <text:span text:style-name="T13">la même plaque entre plusieurs CI, spécifier au S/T V.cut</text:span></text:p>
                  </text:list-item>
                  <text:list-item>
                    <text:p text:style-name="P18">Dimensions min du CI : 80x80mm</text:p>
                  </text:list-item>
                  <text:list-item>
                    <text:p text:style-name="P18">Prévoir une marge tout autour</text:p>
                  </text:list-item>
                </text:list>
              </text:list-item>
              <text:list-item>
                <text:p text:style-name="P19">Suite à la revue de projet du PCB (CI CMS) e-p-433 <text:s/>avec Pascal Blot le 01/02/2017 :</text:p>
                <text:list>
                  <text:list-item>
                    <text:p text:style-name="P19">Refaire l’antenne (largeur de piste = diamètre des pads<text:span text:style-name="T21">) en augmentant la distance entre les segments</text:span></text:p>
                  </text:list-item>
                  <text:list-item>
                    <text:p text:style-name="P19"><text:soft-page-break/>Supprimer margin</text:p>
                  </text:list-item>
                  <text:list-item>
                    <text:p text:style-name="P19">Créer une marge autour du PCB = 0,35 mm</text:p>
                  </text:list-item>
                  <text:list-item>
                    <text:p text:style-name="P19">Supprimer les arrondis</text:p>
                  </text:list-item>
                  <text:list-item>
                    <text:p text:style-name="P20">La couche F.paste permet la fabrication du stencil</text:p>
                  </text:list-item>
                  <text:list-item>
                    <text:p text:style-name="P20">Organiser les composants pour avoir les contours et les repères topologiques plus visibles</text:p>
                  </text:list-item>
                  <text:list-item>
                    <text:p text:style-name="P20">Pour les points de test, prévoir un contour</text:p>
                  </text:list-item>
                  <text:list-item>
                    <text:p text:style-name="P20">Ajouter 3 mires à 5mm des bords du PCB</text:p>
                  </text:list-item>
                  <text:list-item>
                    <text:p text:style-name="P20">Pour les largeurs de piste, prévoir 0,3 mm min, 0,2 mm si obligé</text:p>
                  </text:list-item>
                  <text:list-item>
                    <text:p text:style-name="P20">Pour l’isolation, <text:s/>prévoir 0,3 mm min, 0,2 mm si obligé.</text:p>
                    <text:list>
                      <text:list-header>
                        <text:p text:style-name="P17"/>
                      </text:list-header>
                    </text:list>
                  </text:list-item>
                </text:list>
              </text:list-item>
            </text:list>
          </table:table-cell>
          <table:covered-table-cell/>
        </table:table-row>
      </table:table>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Albany AMT" svg:font-family="'Albany AMT', Albany, Arial, 'Nimbus Sans L', 'Bitstream Vera Sans', Helvetica, Lucida, Geneva, Helmet, 'Andale Sans UI', 'Arial Unicode MS', 'Lucida Sans Unicode', Tahoma, sans-serif"/>
    <style:font-face style:name="Courier New" svg:font-family="'Courier New'" style:font-family-generic="modern"/>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Ubuntu" svg:font-family="Ubuntu"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fr" fo:country="FR"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fr" fo:country="FR"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Normal_20__28_Web_29_" style:display-name="Normal (Web)" style:family="paragraph" style:parent-style-name="Standard">
      <style:paragraph-properties fo:margin-top="0.494cm" fo:margin-bottom="0.494cm" loext:contextual-spacing="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353cm" fo:margin-bottom="0.176cm" loext:contextual-spacing="false"/>
      <style:text-properties style:font-name="Albany AMT" fo:font-family="'Albany AMT', Albany, Arial, 'Nimbus Sans L', 'Bitstream Vera Sans', Helvetica, Lucida, Geneva, Helmet, 'Andale Sans UI', 'Arial Unicode MS', 'Lucida Sans Unicode', Tahoma, sans-serif" fo:font-size="14pt" fo:font-weight="bold" style:font-name-asian="Albany AMT" style:font-family-asian="'Albany AMT', Albany, Arial, 'Nimbus Sans L', 'Bitstream Vera Sans', Helvetica, Lucida, Geneva, Helmet, 'Andale Sans UI', 'Arial Unicode MS', 'Lucida Sans Unicode', Tahoma, sans-serif" style:font-size-asian="14pt" style:font-weight-asian="bold" style:font-name-complex="Albany AMT" style:font-family-complex="'Albany AMT', Albany, Arial, 'Nimbus Sans L', 'Bitstream Vera Sans', Helvetica, Lucida, Geneva, Helmet, 'Andale Sans UI', 'Arial Unicode MS', 'Lucida Sans Unicode', Tahoma, sans-serif" style:font-size-complex="14pt" style:font-weight-complex="bold"/>
    </style:style>
    <style:style style:name="Corps_20_de_20_texte.listitem" style:display-name="Corps de texte.listitem" style:family="paragraph" style:parent-style-name="Text_20_body">
      <style:text-properties style:font-name="Albany AMT" fo:font-family="'Albany AMT', Albany, Arial, 'Nimbus Sans L', 'Bitstream Vera Sans', Helvetica, Lucida, Geneva, Helmet, 'Andale Sans UI', 'Arial Unicode MS', 'Lucida Sans Unicode', Tahoma, sans-serif" style:font-name-asian="Albany AMT" style:font-family-asian="'Albany AMT', Albany, Arial, 'Nimbus Sans L', 'Bitstream Vera Sans', Helvetica, Lucida, Geneva, Helmet, 'Andale Sans UI', 'Arial Unicode MS', 'Lucida Sans Unicode', Tahoma, sans-serif" style:font-name-complex="Albany AMT" style:font-family-complex="'Albany AMT', Albany, Arial, 'Nimbus Sans L', 'Bitstream Vera Sans', Helvetica, Lucida, Geneva, Helmet, 'Andale Sans UI', 'Arial Unicode MS', 'Lucida Sans Unicode', Tahoma, sans-serif"/>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WW8Num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Police_20_par_20_défaut" style:display-name="Police par défaut" style:family="text"/>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Strong_20_Emphasis" style:display-name="Strong Emphasis" style:family="text" style:parent-style-name="Police_20_par_20_défaut">
      <style:text-properties fo:font-weight="bold" style:font-weight-asian="bold" style:font-weight-complex="bold"/>
    </style:style>
    <style:style style:name="Page_20_Number" style:display-name="Page Number" style:family="text" style:parent-style-name="Police_20_par_20_défau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itation" style:family="text">
      <style:text-properties fo:font-style="italic" style:font-style-asian="italic" style:font-style-complex="italic"/>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WW8Num4z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WW8Num4z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WW8Num4z4"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WW8Num4z5"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WW8Num4z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au4" style:family="table">
      <style:table-properties style:width="16.26cm" fo:margin-left="-0.199cm" table:align="left" style:writing-mode="lr-tb"/>
    </style:style>
    <style:style style:name="Tableau4.A" style:family="table-column">
      <style:table-column-properties style:column-width="14.122cm"/>
    </style:style>
    <style:style style:name="Tableau4.B" style:family="table-column">
      <style:table-column-properties style:column-width="2.138cm"/>
    </style:style>
    <style:style style:name="Tableau4.1" style:family="table-row">
      <style:table-row-properties fo:keep-together="auto"/>
    </style:style>
    <style:style style:name="Tableau4.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1" style:family="table-cell">
      <style:table-cell-properties style:vertical-align="top" fo:padding-left="0.191cm" fo:padding-right="0.191cm" fo:padding-top="0cm" fo:padding-bottom="0cm" fo:border="0.5pt solid #000000" style:writing-mode="lr-tb"/>
    </style:style>
    <style:style style:name="MP1" style:family="paragraph" style:parent-style-name="Header">
      <style:paragraph-properties fo:text-align="center" style:justify-single-word="false"/>
    </style:style>
    <style:style style:name="MP2" style:family="paragraph" style:parent-style-name="Footer">
      <style:paragraph-properties fo:text-align="end" style:justify-single-word="false"/>
    </style:style>
    <style:style style:name="MT1" style:family="text"/>
    <style:style style:name="Mfr1"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51cm" fo:margin-bottom="1.251cm" fo:margin-left="2.501cm" fo:margin-right="2.501cm" fo:background-color="#ffffff"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header-footer-properties fo:min-height="0.25cm" fo:margin-left="0cm" fo:margin-right="0cm" fo:margin-bottom="0.152cm" style:dynamic-spacing="true"/>
      </style:header-style>
      <style:footer-style>
        <style:header-footer-properties fo:min-height="0.25cm" fo:margin-left="0cm" fo:margin-right="0cm" fo:margin-top="0.152cm" style:dynamic-spacing="true"/>
      </style:footer-style>
    </style:page-layout>
  </office:automatic-styles>
  <office:master-styles>
    <style:master-page style:name="Standard" style:page-layout-name="Mpm1">
      <style:header>
        <text:p text:style-name="MP1"><draw:frame draw:style-name="Mfr1" draw:name="Image12" text:anchor-type="as-char" svg:width="6.636cm" svg:height="2.381cm" draw:z-index="1"><draw:image xlink:href="Pictures/1000000000000F810000059018F90BD826665EDC.jpg" xlink:type="simple" xlink:show="embed" xlink:actuate="onLoad"/></draw:frame></text:p>
      </style:header>
      <style:footer>
        <table:table table:name="Tableau4" table:style-name="Tableau4">
          <table:table-column table:style-name="Tableau4.A"/>
          <table:table-column table:style-name="Tableau4.B"/>
          <table:table-row table:style-name="Tableau4.1">
            <table:table-cell table:style-name="Tableau4.A1" office:value-type="string">
              <text:p text:style-name="Footer"><text:file-name text:display="full">/media/leruste/SAUVEGARDE1/Données/SCAO/Projet_SCAO/Anomalies/Fiche d'anomalie N°29.odt</text:file-name></text:p>
            </table:table-cell>
            <table:table-cell table:style-name="Tableau4.B1" office:value-type="string">
              <text:p text:style-name="MP2"><text:span text:style-name="Page_20_Number">Page </text:span><text:span text:style-name="Page_20_Number"><text:page-number text:select-page="current">2</text:page-number></text:span><text:span text:style-name="Page_20_Number">/</text:span><text:span text:style-name="Page_20_Number"><text:page-count style:num-format="1">2</text:page-count></text:span></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Fiche d’anomalie N°1</dc:title>
    <meta:initial-creator>Propriétaire</meta:initial-creator>
    <meta:creation-date>2014-10-03T17:19:00</meta:creation-date>
    <dc:date>2017-02-03T16:30:19.244206966</dc:date>
    <meta:print-date>2017-02-03T16:11:55.993145586</meta:print-date>
    <meta:editing-cycles>50</meta:editing-cycles>
    <meta:editing-duration>PT4H46M</meta:editing-duration>
    <meta:generator>LibreOffice/5.1.4.2$Linux_x86 LibreOffice_project/10m0$Build-2</meta:generator>
    <meta:document-statistic meta:table-count="2" meta:image-count="1" meta:object-count="0" meta:page-count="2" meta:paragraph-count="42" meta:word-count="406" meta:character-count="2371" meta:non-whitespace-character-count="2014"/>
  </office:meta>
</office:document-meta>
</file>